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rden Patrón Campeones RIOT</text:p>
          </table:table-cell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c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taPrincip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kin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istori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poMP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madur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maduraPorNivel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nioAtaqu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nioAtaquePorNivel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ngoAtaque</text:p>
          </table:table-cell>
          <table:table-cell/>
          <table:table-cell office:value-type="string" calcext:value-type="string">
            <text:p>No se guarda BBDD!!!!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elAtaqu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lAtaquePorNivel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i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itPorNivel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ida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daPorNivel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gVida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gVidaPorNivel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Mov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na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naPorNivel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gMana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gManaPorNivel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Magica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sMagicaPorNivel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ell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ssiv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0">00/00/0000</text:date>, <text:time style:data-style-name="N2" text:time-value="20:00:10.6566226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9:46:01.549756969</meta:creation-date>
    <dc:date>2014-07-20T20:11:59.007704470</dc:date>
    <meta:editing-duration>PT11M9S</meta:editing-duration>
    <meta:editing-cycles>4</meta:editing-cycles>
    <meta:generator>LibreOffice/4.2.4.2$Linux_X86_64 LibreOffice_project/420m0$Build-2</meta:generator>
    <meta:document-statistic meta:table-count="1" meta:cell-count="60" meta:object-count="0"/>
  </office:meta>
</office:document-meta>
</file>